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5.27mm" svg:y="80.15mm">
            <loext:p draw:notify-on-update-of-ranges="Sheet1.B11:Sheet1.B14 Sheet1.B4:Sheet1.B4 Sheet1.H5:Sheet1.H8 Sheet1.B10:Sheet1.B10 Sheet1.H11:Sheet1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3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LLsearch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4.4" calcext:value-type="float">
            <text:p>824.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974" calcext:value-type="float">
            <text:p>974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974.6" calcext:value-type="float">
            <text:p>974.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6"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274" calcext:value-type="float">
            <text:p>1274</text:p>
          </table:table-cell>
          <table:table-cell table:number-columns-repeated="2" office:value-type="float" office:value="1275" calcext:value-type="float">
            <text:p>1275</text:p>
          </table:table-cell>
          <table:table-cell office:value-type="float" office:value="1278" calcext:value-type="float">
            <text:p>1278</text:p>
          </table:table-cell>
          <table:table-cell office:value-type="float" office:value="1274" calcext:value-type="float">
            <text:p>1274</text:p>
          </table:table-cell>
          <table:table-cell office:value-type="float" office:value="1275.2" calcext:value-type="float">
            <text:p>1275.2</text:p>
          </table:table-cell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/>
          <table:table-cell office:value-type="string" calcext:value-type="string">
            <text:p>lsearch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599.8" calcext:value-type="float">
            <text:p>599.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675" calcext:value-type="float">
            <text:p>675</text:p>
          </table:table-cell>
          <table:table-cell table:number-columns-repeated="3" office:value-type="float" office:value="674" calcext:value-type="float">
            <text:p>674</text:p>
          </table:table-cell>
          <table:table-cell office:value-type="float" office:value="674.4" calcext:value-type="float">
            <text:p>674.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table:number-columns-repeated="3" office:value-type="float" office:value="750" calcext:value-type="float">
            <text:p>750</text:p>
          </table:table-cell>
          <table:table-cell office:value-type="float" office:value="749.8" calcext:value-type="float">
            <text:p>749.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826" calcext:value-type="float">
            <text:p>826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825.4" calcext:value-type="float">
            <text:p>82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21:48.047485734</meta:creation-date>
    <dc:date>2019-03-13T20:13:27.844770791</dc:date>
    <meta:editing-duration>PT33M6S</meta:editing-duration>
    <meta:editing-cycles>1</meta:editing-cycles>
    <meta:document-statistic meta:table-count="1" meta:cell-count="7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952cm" style:legend-expansion="high" chart:style-name="ch2"/>
        <chart:plot-area chart:style-name="ch3" table:cell-range-address="Sheet1.B10:Sheet1.B14 Sheet1.B4:Sheet1.B4 Sheet1.H5:Sheet1.H8 Sheet1.H11:Sheet1.H14" chart:data-source-has-labels="both" svg:x="0.32cm" svg:y="0.18cm" svg:width="12.614cm" svg:height="8.64cm">
          <chartooo:coordinate-region svg:x="1.127cm" svg:y="0.379cm" svg:width="11.342cm" svg:height="7.794cm"/>
          <chart:axis chart:dimension="x" chart:name="primary-x" chart:style-name="ch4" chartooo:axis-type="auto">
            <chartooo:date-scale/>
            <chart:categories table:cell-range-address="Sheet1.B11:Sheet1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8" chart:label-cell-address="Sheet1.B4:Sheet1.B4" chart:class="chart:line">
            <chart:data-point chart:repeated="4"/>
          </chart:series>
          <chart:series chart:style-name="ch7" chart:values-cell-range-address="Sheet1.H11:Sheet1.H14" chart:label-cell-address="Sheet1.B10:Sheet1.B10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search</text:p>
                <draw:g>
                  <svg:desc>Sheet1.B4:Sheet1.B4</svg:desc>
                </draw:g>
              </table:table-cell>
              <table:table-cell office:value-type="string">
                <text:p>lsearch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float" office:value="150">
                <text:p>150</text:p>
                <draw:g>
                  <svg:desc>Sheet1.B11:Sheet1.B14</svg:desc>
                </draw:g>
              </table:table-cell>
              <table:table-cell office:value-type="float" office:value="824.4">
                <text:p>824.4</text:p>
                <draw:g>
                  <svg:desc>Sheet1.H5:Sheet1.H8</svg:desc>
                </draw:g>
              </table:table-cell>
              <table:table-cell office:value-type="float" office:value="599.8">
                <text:p>599.8</text:p>
                <draw:g>
                  <svg:desc>Sheet1.H11:Sheet1.H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74.6">
                <text:p>974.6</text:p>
              </table:table-cell>
              <table:table-cell office:value-type="float" office:value="674.4">
                <text:p>674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4">
                <text:p>1124</text:p>
              </table:table-cell>
              <table:table-cell office:value-type="float" office:value="749.8">
                <text:p>749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75.2">
                <text:p>1275.2</text:p>
              </table:table-cell>
              <table:table-cell office:value-type="float" office:value="825.4">
                <text:p>82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